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officeooo:rsid="0012ddc3" officeooo:paragraph-rsid="0012ddc3" style:font-size-asian="20pt" style:font-size-complex="20pt"/>
    </style:style>
    <style:style style:name="P2" style:family="paragraph" style:parent-style-name="Standard">
      <style:text-properties style:font-name="Arial" fo:font-size="20pt" officeooo:rsid="0012ddc3" officeooo:paragraph-rsid="0015ff33" style:font-size-asian="20pt" style:font-size-complex="20pt"/>
    </style:style>
    <style:style style:name="P3" style:family="paragraph" style:parent-style-name="Standard">
      <style:text-properties style:font-name="Arial" fo:font-size="20pt" officeooo:rsid="001389c1" officeooo:paragraph-rsid="001389c1" style:font-size-asian="20pt" style:font-size-complex="20pt"/>
    </style:style>
    <style:style style:name="P4" style:family="paragraph" style:parent-style-name="Standard">
      <style:text-properties style:font-name="Arial" fo:font-size="20pt" officeooo:rsid="001389c1" officeooo:paragraph-rsid="0015ff33" style:font-size-asian="20pt" style:font-size-complex="20pt"/>
    </style:style>
    <style:style style:name="P5" style:family="paragraph" style:parent-style-name="Standard">
      <style:text-properties style:font-name="Arial" officeooo:rsid="0012ddc3" officeooo:paragraph-rsid="0012ddc3"/>
    </style:style>
    <style:style style:name="P6" style:family="paragraph" style:parent-style-name="Standard">
      <style:text-properties style:font-name="Arial" officeooo:rsid="0012ddc3" officeooo:paragraph-rsid="0015ff33"/>
    </style:style>
    <style:style style:name="P7" style:family="paragraph" style:parent-style-name="Standard">
      <style:text-properties style:font-name="Arial" officeooo:rsid="001389c1" officeooo:paragraph-rsid="001389c1"/>
    </style:style>
    <style:style style:name="P8" style:family="paragraph" style:parent-style-name="Standard">
      <style:text-properties style:font-name="Arial" officeooo:rsid="001389c1" officeooo:paragraph-rsid="0015ff33"/>
    </style:style>
    <style:style style:name="P9" style:family="paragraph" style:parent-style-name="Standard">
      <style:text-properties style:font-name="Arial" officeooo:rsid="0013bf41" officeooo:paragraph-rsid="001389c1"/>
    </style:style>
    <style:style style:name="P10" style:family="paragraph" style:parent-style-name="Standard" style:list-style-name="L1">
      <style:text-properties style:font-name="Arial" officeooo:rsid="0012ddc3" officeooo:paragraph-rsid="0012ddc3"/>
    </style:style>
    <style:style style:name="P11" style:family="paragraph" style:parent-style-name="Standard" style:list-style-name="L2">
      <style:text-properties style:font-name="Arial" officeooo:rsid="0012ddc3" officeooo:paragraph-rsid="0012ddc3"/>
    </style:style>
    <style:style style:name="P12" style:family="paragraph" style:parent-style-name="Standard" style:list-style-name="L3">
      <style:text-properties style:font-name="Arial" officeooo:rsid="0012ddc3" officeooo:paragraph-rsid="0012ddc3"/>
    </style:style>
    <style:style style:name="P13" style:family="paragraph" style:parent-style-name="Standard" style:list-style-name="L4">
      <style:text-properties style:font-name="Arial" officeooo:rsid="0012ddc3" officeooo:paragraph-rsid="0012ddc3"/>
    </style:style>
    <style:style style:name="P14" style:family="paragraph" style:parent-style-name="Standard" style:list-style-name="L5">
      <style:text-properties style:font-name="Arial" officeooo:rsid="001389c1" officeooo:paragraph-rsid="0015ff33"/>
    </style:style>
    <style:style style:name="P15" style:family="paragraph" style:parent-style-name="Standard" style:list-style-name="L6">
      <style:text-properties style:font-name="Arial" officeooo:rsid="001389c1" officeooo:paragraph-rsid="0015ff33"/>
    </style:style>
    <style:style style:name="P16" style:family="paragraph" style:parent-style-name="Standard" style:list-style-name="L6">
      <style:text-properties style:font-name="Arial" officeooo:rsid="0015ff33" officeooo:paragraph-rsid="0015ff33"/>
    </style:style>
    <style:style style:name="P17" style:family="paragraph" style:parent-style-name="Standard" style:list-style-name="L6">
      <style:text-properties style:font-name="Arial" officeooo:rsid="0013bf41" officeooo:paragraph-rsid="0015ff33"/>
    </style:style>
    <style:style style:name="P18" style:family="paragraph" style:parent-style-name="Standard" style:list-style-name="L8">
      <style:text-properties style:font-name="Arial" officeooo:rsid="0013bf41" officeooo:paragraph-rsid="0013bf41"/>
    </style:style>
    <style:style style:name="P19" style:family="paragraph" style:parent-style-name="Standard" style:list-style-name="L7">
      <style:text-properties style:font-name="Arial" fo:font-size="12pt" officeooo:rsid="001389c1" officeooo:paragraph-rsid="0015ff33" style:font-size-asian="12pt" style:font-size-complex="12pt"/>
    </style:style>
    <style:style style:name="P20" style:family="paragraph" style:parent-style-name="Standard" style:list-style-name="L9">
      <style:text-properties style:font-name="Arial" fo:font-size="12pt" officeooo:rsid="0013bf41" officeooo:paragraph-rsid="0013bf41" style:font-size-asian="12pt" style:font-size-complex="12pt"/>
    </style:style>
    <style:style style:name="P21" style:family="paragraph" style:parent-style-name="Standard" style:list-style-name="L9">
      <style:text-properties style:font-name="Arial" fo:font-size="12pt" officeooo:rsid="0014b6e5" officeooo:paragraph-rsid="0014b6e5" style:font-size-asian="12pt" style:font-size-complex="12pt"/>
    </style:style>
    <style:style style:name="P22" style:family="paragraph" style:parent-style-name="Standard" style:list-style-name="L3">
      <style:text-properties officeooo:paragraph-rsid="0015ff33"/>
    </style:style>
    <style:style style:name="T1" style:family="text">
      <style:text-properties officeooo:rsid="0013bf41"/>
    </style:style>
    <style:style style:name="T2" style:family="text">
      <style:text-properties officeooo:rsid="0014b6e5"/>
    </style:style>
    <style:style style:name="T3" style:family="text">
      <style:text-properties style:font-name="Arial" officeooo:rsid="0013bf41"/>
    </style:style>
    <style:style style:name="T4" style:family="text">
      <style:text-properties style:font-name="Arial" officeooo:rsid="0015ff33"/>
    </style:style>
    <style:style style:name="T5" style:family="text">
      <style:text-properties officeooo:rsid="001a9c0f"/>
    </style:style>
    <style:style style:name="T6" style:family="text">
      <style:text-properties officeooo:rsid="001b57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hmenbau </text:p>
      <text:p text:style-name="P5"/>
      <text:list xml:id="list1554102001" text:style-name="L1">
        <text:list-item>
          <text:p text:style-name="P10">entferne den Sägegrat an vier Leisten mit dem Stechbeitel <text:line-break/>Vorsicht!! immer vom Körper weg arbeiten!!</text:p>
        </text:list-item>
        <text:list-item>
          <text:p text:style-name="P10">schneide an diesen vier Leisten, <text:s/>mit der Lehre, beide Seiten im 45° Winkel ab, spanne die Leiste<text:span text:style-name="T2">n</text:span> ein, um ein verrutschen zu verhindern.</text:p>
        </text:list-item>
        <text:list-item>
          <text:p text:style-name="P10">Verleime die vier Leisten mit den Spannvorrichtungen, wische überschüssigen Leim ab!</text:p>
        </text:list-item>
      </text:list>
      <text:p text:style-name="P5"/>
      <text:p text:style-name="P5">Mindestens <text:span text:style-name="T6">6</text:span>0 Minuten warten!!</text:p>
      <text:p text:style-name="P5"/>
      <text:list xml:id="list1828885356" text:style-name="L2">
        <text:list-item>
          <text:p text:style-name="P11">entferne die Spannvorrichtungen</text:p>
        </text:list-item>
        <text:list-item>
          <text:p text:style-name="P11">schleife mit 120er Schleifpapier und dem Schleifblock die sichtbaren Seiten.</text:p>
        </text:list-item>
        <text:list-item>
          <text:p text:style-name="P11"><text:span text:style-name="T1">b</text:span>ohre auf zwei gegenüberliegenden Seiten mittig ein Loch mit 4 mm und versenke das Bohrloch etwas, damit die Holzschraube eben abschließen kann.</text:p>
        </text:list-item>
      </text:list>
      <text:p text:style-name="P5"/>
      <text:p text:style-name="P1">Rückwand vorbereiten</text:p>
      <text:p text:style-name="P5"/>
      <text:list xml:id="list3542056029" text:style-name="L3">
        <text:list-item>
          <text:p text:style-name="P12">klebe auf die MDF-Platte <text:span text:style-name="T5">(Mitteldichte Faserplatte)</text:span> mit 38,2 cm mal 38,2 cm die beiden ausgeschnittenen Vorlagen passend auf</text:p>
        </text:list-item>
        <text:list-item>
          <text:p text:style-name="P12"><text:span text:style-name="T1">b</text:span>ohre an den drei Markierungen 5 mm Löcher </text:p>
        </text:list-item>
        <text:list-item>
          <text:p text:style-name="P12">klebe die zwölf LED-Streifen in passender Länge und in der richtigen Pfeilrichtung auf</text:p>
        </text:list-item>
        <text:list-item>
          <text:p text:style-name="P22"><text:span text:style-name="T3">schneide den grauen Rand von der mit LEDs bestückten Rückwand mit einem Cuttermesser ab und entferne </text:span><text:span text:style-name="T4">den aufgeklebten grauen Rand</text:span></text:p>
        </text:list-item>
      </text:list>
      <text:p text:style-name="P5"/>
      <text:p text:style-name="P5"/>
      <text:p text:style-name="P1">LED-Streifen verlöten</text:p>
      <text:p text:style-name="P5"/>
      <text:list xml:id="list899694027" text:style-name="L4">
        <text:list-item>
          <text:p text:style-name="P13">verlöte mit Silberdraht alle LED-Streifen entsprechend der Vorlage</text:p>
          <text:list>
            <text:list-item>
              <text:p text:style-name="P13">Achte darauf, dass sich die Drähte nicht berühren</text:p>
            </text:list-item>
            <text:list-item>
              <text:p text:style-name="P13">zwischen den Lötstellen darf keine Brücke entstehen</text:p>
            </text:list-item>
          </text:list>
        </text:list-item>
      </text:list>
      <text:p text:style-name="P5"/>
      <text:p text:style-name="P9"/>
      <text:p text:style-name="P2">Microcontroller und LDR verlöten</text:p>
      <text:p text:style-name="P6"/>
      <text:list xml:id="list3192368670" text:style-name="L5">
        <text:list-item>
          <text:p text:style-name="P14">am USB-Kabel die Kupplung abschneiden, ca. 4 cm abisolieren und alles außer das schwarze und rote Kabel abzwicken</text:p>
        </text:list-item>
        <text:list-item>
          <text:p text:style-name="P14">Kabel durch das unter Loch der Rückwand einfädeln und mit dem LED Streifen verlöten (rot +5V, schwarz GND)</text:p>
        </text:list-item>
        <text:list-item>
          <text:p text:style-name="P14"><text:span text:style-name="T1">d</text:span>as USB-Kabel mit einem Kabelbinder vor dem Herausrutschen sichern</text:p>
        </text:list-item>
        <text:list-item>
          <text:p text:style-name="P14">LDR durch das kleine Brettchen stecken und über den 220 Ohm Widerstand mit GND verlöten</text:p>
        </text:list-item>
        <text:list-item>
          <text:p text:style-name="P14">zwischen Widerstand und LDR ein blaues Kabel anlöten</text:p>
        </text:list-item>
        <text:list-item>
          <text:p text:style-name="P14">am anderen Anschluss des LDR ein gelbes Kabel anlöten</text:p>
        </text:list-item>
        <text:list-item>
          <text:p text:style-name="P14"><text:span text:style-name="T1">d</text:span>ie Stromversorgung am Micro<text:span text:style-name="T5">c</text:span>ontroller über den ersten LED-Streifen verlöten <text:span text:style-name="T2">(rot +5V, schwarz GND)</text:span></text:p>
        </text:list-item>
        <text:list-item>
          <text:p text:style-name="P14"><text:span text:style-name="T1">d</text:span>ie Datenleitung DIN des LED-Streifens mit PIN D8 <text:span text:style-name="T2">und g</text:span><text:span text:style-name="T5">r</text:span><text:span text:style-name="T2">ünem Kabel</text:span> verlöten</text:p>
        </text:list-item>
        <text:list-item>
          <text:p text:style-name="P14">das blaue Kabel vom LDR mit A0 verbinden</text:p>
        </text:list-item>
        <text:list-item>
          <text:p text:style-name="P14">das gelbe Kabel vom LDR mit 3,3 V verbinden</text:p>
        </text:list-item>
      </text:list>
      <text:p text:style-name="P9"/>
      <text:p text:style-name="P5"><text:soft-page-break/></text:p>
      <text:p text:style-name="P4">Rückwandrahmen verleimen, Lichtgitter zusammenbauen</text:p>
      <text:p text:style-name="P8"/>
      <text:list xml:id="list4231645554" text:style-name="L6">
        <text:list-item>
          <text:p text:style-name="P15">stecke das Lichtgitter aus 20 vorgesägten Leisten vorsichtig zusammen</text:p>
        </text:list-item>
        <text:list-item>
          <text:p text:style-name="P16">s<text:span text:style-name="T5">ä</text:span>ge unten links am Lichtgitter 3 Felder ab</text:p>
        </text:list-item>
        <text:list-item>
          <text:p text:style-name="P17">lege das Lichtgitter auf die Rückwand und richte es aus</text:p>
        </text:list-item>
        <text:list-item>
          <text:p text:style-name="P17">klebe die zwei kurzen und zwei langen Seitenleisten auf die Rückwand um das Lichtgitter und verspanne alles <text:line-break/> Achte darauf, dass die Seitenleisten genau mit dem Rand der Rückwand abschließen!!</text:p>
        </text:list-item>
        <text:list-item>
          <text:p text:style-name="P15"><text:span text:style-name="T1">d</text:span>as Brettchen mit dem LDR am Rahmen so verkleben, dass der LDR nicht über das Lichtgitter hinausragt!</text:p>
        </text:list-item>
      </text:list>
      <text:p text:style-name="P6"/>
      <text:p text:style-name="P6">Mindestens <text:span text:style-name="T6">6</text:span>0 Minuten warten!!</text:p>
      <text:p text:style-name="P6"/>
      <text:list xml:id="list355229944" text:style-name="L7">
        <text:list-item>
          <text:p text:style-name="P19">Verspannungen entfernen und eventuell überstehende Leimreste entfernen</text:p>
        </text:list-item>
      </text:list>
      <text:p text:style-name="P5"/>
      <text:p text:style-name="P5"/>
      <text:p text:style-name="P3">Funtionstest</text:p>
      <text:p text:style-name="P7"/>
      <text:list xml:id="list1766099121" text:style-name="L8">
        <text:list-item>
          <text:p text:style-name="P18">überprüfe alle Lötstellen mit der Lupe auf eventuelle Fehler</text:p>
        </text:list-item>
        <text:list-item>
          <text:p text:style-name="P18">stimmen alle Kabelverbindungen</text:p>
        </text:list-item>
        <text:list-item>
          <text:p text:style-name="P18">schließe das Netzteil am USB-Kabel an (auf der Uhr sollte in weiß WIFI zu erkennen sein</text:p>
        </text:list-item>
        <text:list-item>
          <text:p text:style-name="P18">verbinde dich per WIFI mit der Uhr (Anleitung)</text:p>
        </text:list-item>
        <text:list-item>
          <text:p text:style-name="P18">Teste alle Funktionen</text:p>
        </text:list-item>
      </text:list>
      <text:p text:style-name="P7"/>
      <text:p text:style-name="P3"/>
      <text:p text:style-name="P3">Endmontage</text:p>
      <text:p text:style-name="P3"/>
      <text:list xml:id="list36002112" text:style-name="L9">
        <text:list-item>
          <text:p text:style-name="P20">entferne alle Buchstaben aus dem Schnittmuster</text:p>
        </text:list-item>
        <text:list-item>
          <text:p text:style-name="P21">verklebe das Lichtgitter mit den Rahmenleisten der Rückwand</text:p>
        </text:list-item>
        <text:list-item>
          <text:p text:style-name="P20">beklebe das Lichtgitter mit Transparentpapier</text:p>
        </text:list-item>
        <text:list-item>
          <text:p text:style-name="P20">schneide das Feld über dem LDR frei</text:p>
        </text:list-item>
        <text:list-item>
          <text:p text:style-name="P20">lege das Schnittmuster auf das Lichtgitter und achte darauf, dass alle Buchstaben ohne Schatten erscheinen <text:span text:style-name="T5">und der LDR, durch das mittlere Loch unten, sichtbar ist</text:span></text:p>
        </text:list-item>
        <text:list-item>
          <text:p text:style-name="P20">entferne vom Acrylglas die Schutzfolien und lege die Platte auf die Uhr</text:p>
        </text:list-item>
        <text:list-item>
          <text:p text:style-name="P20">schiebe den Rahmen so über die Uhr, dass die beiden Bohrungen seitlich liegen</text:p>
        </text:list-item>
        <text:list-item>
          <text:p text:style-name="P20">schraube den Rahmen zu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68cm" fo:margin-bottom="2.01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9:28:53.114647745</meta:creation-date>
    <dc:date>2021-11-09T20:28:29.458120893</dc:date>
    <meta:editing-duration>PT2H2M33S</meta:editing-duration>
    <meta:editing-cycles>4</meta:editing-cycles>
    <meta:generator>LibreOffice/6.4.7.2$Linux_X86_64 LibreOffice_project/40$Build-2</meta:generator>
    <meta:print-date>2020-11-18T18:08:12.785438307</meta:print-date>
    <meta:document-statistic meta:table-count="0" meta:image-count="0" meta:object-count="0" meta:page-count="2" meta:paragraph-count="51" meta:word-count="549" meta:character-count="3405" meta:non-whitespace-character-count="2943"/>
  </office:meta>
</office:document-meta>
</file>